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F7200000110C5B667AF506BE99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ele-GroteskNor" svg:font-family="Tele-GroteskNor" style:font-pitch="variable"/>
    <style:font-face style:name="TeleGrotesk Headline Ultra" svg:font-family="'TeleGrotesk Headline Ultr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bsendertabelle" style:family="table" style:master-page-name="Standard">
      <style:table-properties style:width="11.695cm" style:page-number="auto" table:align="left"/>
    </style:style>
    <style:style style:name="Absendertabelle.A" style:family="table-column">
      <style:table-column-properties style:column-width="11.695cm"/>
    </style:style>
    <style:style style:name="Absendertabelle.A1" style:family="table-cell">
      <style:table-cell-properties fo:padding="0cm" fo:border="none"/>
    </style:style>
    <style:style style:name="Adresstabelle" style:family="table">
      <style:table-properties style:width="11.695cm" table:align="left"/>
    </style:style>
    <style:style style:name="Adresstabelle.A" style:family="table-column">
      <style:table-column-properties style:column-width="11.695cm"/>
    </style:style>
    <style:style style:name="Praesentationstabelle" style:family="table">
      <style:table-properties style:width="7.497cm" fo:margin-left="8.504cm" fo:margin-right="0cm" table:align="margins"/>
    </style:style>
    <style:style style:name="Praesentationstabelle.A" style:family="table-column">
      <style:table-column-properties style:column-width="7.497cm" style:rel-column-width="65535*"/>
    </style:style>
    <style:style style:name="Referenztabelle" style:family="table">
      <style:table-properties style:width="10.5cm" fo:margin-left="-2.499cm" fo:margin-right="7.999cm" table:align="margins"/>
    </style:style>
    <style:style style:name="Referenztabelle.A" style:family="table-column">
      <style:table-column-properties style:column-width="2.408cm" style:rel-column-width="15026*"/>
    </style:style>
    <style:style style:name="Referenztabelle.B" style:family="table-column">
      <style:table-column-properties style:column-width="8.093cm" style:rel-column-width="50509*"/>
    </style:style>
    <style:style style:name="Referenztabelle.A1" style:family="table-cell">
      <style:table-cell-properties fo:padding-left="0cm" fo:padding-right="0.199cm" fo:padding-top="0cm" fo:padding-bottom="0cm" fo:border="none"/>
    </style:style>
    <style:style style:name="Betrefftabelle" style:family="table">
      <style:table-properties style:width="18.5cm" fo:margin-left="-2.499cm" fo:margin-right="0cm" table:align="margins"/>
    </style:style>
    <style:style style:name="Betrefftabelle.A" style:family="table-column">
      <style:table-column-properties style:column-width="2.408cm" style:rel-column-width="8528*"/>
    </style:style>
    <style:style style:name="Betrefftabelle.B" style:family="table-column">
      <style:table-column-properties style:column-width="16.092cm" style:rel-column-width="57007*"/>
    </style:style>
    <style:style style:name="Betrefftabelle.A1" style:family="table-cell">
      <style:table-cell-properties fo:padding-left="0cm" fo:padding-right="0.199cm" fo:padding-top="0cm" fo:padding-bottom="0cm" fo:border="none"/>
    </style:style>
    <style:style style:name="Betrefftabelle.B2" style:family="table-cell">
      <style:table-cell-properties fo:padding="0cm" fo:border="none"/>
    </style:style>
    <style:style style:name="Signaturtabelle" style:family="table">
      <style:table-properties style:width="16cm" table:align="margins"/>
    </style:style>
    <style:style style:name="Signaturtabelle.A" style:family="table-column">
      <style:table-column-properties style:column-width="8.001cm" style:rel-column-width="32768*"/>
    </style:style>
    <style:style style:name="Signaturtabelle.B" style:family="table-column">
      <style:table-column-properties style:column-width="7.999cm" style:rel-column-width="32767*"/>
    </style:style>
    <style:style style:name="Signaturtabelle.A1" style:family="table-cell">
      <style:table-cell-properties fo:padding="0cm" fo:border="none"/>
    </style:style>
    <style:style style:name="P1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Tele-GroteskNor" fo:font-size="8pt" style:font-size-asian="8pt" style:font-size-complex="8pt"/>
    </style:style>
    <style:style style:name="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Tele-GroteskNor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4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TeleGrotesk Headline Ultra" fo:font-size="7pt" officeooo:rsid="00163e26" officeooo:paragraph-rsid="00227f5c" style:font-size-asian="7pt" style:font-size-complex="7pt"/>
    </style:style>
    <style:style style:name="P5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TeleGrotesk Headline Ultra" fo:font-size="7pt" officeooo:rsid="0020a3e1" officeooo:paragraph-rsid="00227f5c" style:font-size-asian="7pt" style:font-size-complex="7pt"/>
    </style:style>
    <style:style style:name="P6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TeleGrotesk Headline Ultra" fo:font-size="7pt" style:font-size-asian="7pt" style:font-size-complex="7pt"/>
    </style:style>
    <style:style style:name="P7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TeleGrotesk Headline Ultra" fo:font-size="7pt" officeooo:paragraph-rsid="00227f5c" style:font-size-asian="7pt" style:font-size-complex="7pt"/>
    </style:style>
    <style:style style:name="P8" style:family="paragraph" style:parent-style-name="Standard">
      <style:text-properties style:font-name="Arial1" officeooo:paragraph-rsid="000ad5b0"/>
    </style:style>
    <style:style style:name="P9" style:family="paragraph" style:parent-style-name="Text_20_body">
      <style:text-properties style:font-name="Tele-GroteskNor"/>
    </style:style>
    <style:style style:name="P10" style:family="paragraph" style:parent-style-name="Table_20_Contents">
      <style:text-properties fo:color="#4c4c4c" style:font-name="Tele-GroteskNor" fo:font-size="8pt" style:font-name-asian="Novak Spring" style:font-size-asian="7pt" style:font-name-complex="Novak Spring" style:font-size-complex="8pt"/>
    </style:style>
    <style:style style:name="P11" style:family="paragraph" style:parent-style-name="Table_20_Contents">
      <style:text-properties fo:color="#4c4c4c" style:font-name="Tele-GroteskNor" fo:font-size="8pt" fo:font-weight="bold" style:font-name-asian="Novak Spring" style:font-size-asian="7pt" style:font-weight-asian="bold" style:font-name-complex="Novak Spring" style:font-size-complex="8pt" style:font-weight-complex="bold"/>
    </style:style>
    <style:style style:name="P12" style:family="paragraph" style:parent-style-name="Table_20_Contents">
      <style:text-properties fo:color="#4c4c4c" style:font-name="Tele-GroteskNor" fo:font-size="8pt" fo:font-weight="bold" officeooo:rsid="00293e49" officeooo:paragraph-rsid="00293e49" style:font-name-asian="Novak Spring" style:font-size-asian="7pt" style:font-weight-asian="bold" style:font-name-complex="Novak Spring" style:font-size-complex="8pt" style:font-weight-complex="bold"/>
    </style:style>
    <style:style style:name="P13" style:family="paragraph" style:parent-style-name="Table_20_Contents">
      <style:text-properties style:font-name="Tele-GroteskNor"/>
    </style:style>
    <style:style style:name="P14" style:family="paragraph" style:parent-style-name="Table_20_Contents">
      <style:text-properties style:font-name="Tele-GroteskNor" officeooo:rsid="000c8728" officeooo:paragraph-rsid="000c8728"/>
    </style:style>
    <style:style style:name="P15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Tele-GroteskNor" fo:font-size="8pt" style:font-size-asian="8pt" style:font-size-complex="8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gr1" style:family="graphic">
      <style:graphic-properties svg:stroke-color="#808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variable-decls>
        <text:variable-decl office:value-type="string" text:name="Profil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6" svg:x1="0.582cm" svg:y1="7.521cm" svg:x2="0cm" svg:y2="7.521cm">
        <text:p/>
      </draw:line>
      <table:table table:name="Absendertabelle" table:style-name="Absendertabelle">
        <table:table-column table:style-name="Absendertabelle.A"/>
        <table:table-row>
          <table:table-cell table:style-name="Absendertabelle.A1" office:value-type="string">
            <text:p text:style-name="P12"><draw:frame text:anchor-type="char" draw:z-index="1" draw:name="Grafik 0" draw:style-name="gr2" draw:text-style-name="P17" svg:width="16.74cm" svg:height="1.153cm" svg:x="3.203cm" svg:y="1.057cm"><draw:image xlink:href="Pictures/1000020100000F7200000110C5B667AF506BE998.png" xlink:type="simple" xlink:show="embed" xlink:actuate="onLoad"><text:p/></draw:image></draw:frame></text:p>
          </table:table-cell>
        </table:table-row>
        <table:table-row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0"/>
          </table:table-cell>
        </table:table-row>
        <table:table-row>
          <table:table-cell office:value-type="string">
            <text:p text:style-name="P10"/>
          </table:table-cell>
        </table:table-row>
      </table:table>
      <table:table table:name="Adresstabelle" table:style-name="Adresstabelle">
        <table:table-column table:style-name="Adresstabelle.A"/>
        <table:table-row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3"/>
          </table:table-cell>
        </table:table-row>
      </table:table>
      <table:table table:name="Praesentationstabelle" table:style-name="Praesentationstabelle">
        <table:table-column table:style-name="Praesentationstabelle.A"/>
        <table:table-row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3"/>
          </table:table-cell>
        </table:table-row>
      </table:table>
      <table:table table:name="Referenztabelle" table:style-name="Referenztabelle">
        <table:table-column table:style-name="Referenztabelle.A"/>
        <table:table-column table:style-name="Referenztabelle.B"/>
        <table:table-row>
          <table:table-cell table:style-name="Referenztabelle.A1" office:value-type="string">
            <text:p text:style-name="P4">Ihre Referenzen</text:p>
          </table:table-cell>
          <table:table-cell table:style-name="Referenztabelle.A1" office:value-type="string">
            <text:p text:style-name="P13"/>
          </table:table-cell>
        </table:table-row>
        <table:table-row>
          <table:table-cell table:style-name="Referenztabelle.A1" office:value-type="string">
            <text:p text:style-name="P5">Ansprechpartner</text:p>
          </table:table-cell>
          <table:table-cell table:style-name="Referenztabelle.A1" office:value-type="string">
            <text:p text:style-name="P13"/>
          </table:table-cell>
        </table:table-row>
        <table:table-row>
          <table:table-cell table:style-name="Referenztabelle.A1" office:value-type="string">
            <text:p text:style-name="P7">Durchwahl</text:p>
          </table:table-cell>
          <table:table-cell table:style-name="Referenztabelle.A1" office:value-type="string">
            <text:p text:style-name="P13"/>
          </table:table-cell>
        </table:table-row>
        <table:table-row>
          <table:table-cell table:style-name="Referenztabelle.A1" office:value-type="string">
            <text:p text:style-name="P6">Datum</text:p>
          </table:table-cell>
          <table:table-cell table:style-name="Referenztabelle.A1" office:value-type="string">
            <text:p text:style-name="P13"/>
          </table:table-cell>
        </table:table-row>
      </table:table>
      <table:table table:name="Betrefftabelle" table:style-name="Betrefftabelle">
        <table:table-column table:style-name="Betrefftabelle.A"/>
        <table:table-column table:style-name="Betrefftabelle.B"/>
        <table:table-row>
          <table:table-cell table:style-name="Betrefftabelle.A1" office:value-type="string">
            <text:p text:style-name="P7">Betref</text:p>
          </table:table-cell>
          <table:table-cell office:value-type="string">
            <text:p text:style-name="P13"/>
          </table:table-cell>
        </table:table-row>
        <table:table-row>
          <table:table-cell table:style-name="Betrefftabelle.A1" office:value-type="string">
            <text:p text:style-name="P3"/>
          </table:table-cell>
          <table:table-cell table:style-name="Betrefftabelle.B2" office:value-type="string">
            <text:p text:style-name="P14"/>
          </table:table-cell>
        </table:table-row>
      </table:table>
      <text:p text:style-name="P9"/>
      <table:table table:name="Signaturtabelle" table:style-name="Signaturtabelle">
        <table:table-column table:style-name="Signaturtabelle.A"/>
        <table:table-column table:style-name="Signaturtabelle.B"/>
        <table:table-row>
          <table:table-cell table:style-name="Signaturtabelle.A1" office:value-type="string">
            <text:p text:style-name="P13"/>
          </table:table-cell>
          <table:table-cell table:style-name="Signaturtabelle.A1" office:value-type="string">
            <text:p text:style-name="P13"/>
          </table:table-cell>
        </table:table-row>
        <table:table-row>
          <table:table-cell table:style-name="Signaturtabelle.A1" office:value-type="string">
            <text:p text:style-name="P13"/>
          </table:table-cell>
          <table:table-cell table:style-name="Signaturtabelle.A1" office:value-type="string">
            <text:p text:style-name="P13"/>
          </table:table-cell>
        </table:table-row>
        <table:table-row>
          <table:table-cell table:style-name="Signaturtabelle.A1" office:value-type="string">
            <text:p text:style-name="P13"/>
          </table:table-cell>
          <table:table-cell table:style-name="Signaturtabelle.A1" office:value-type="string">
            <text:p text:style-name="P13"/>
          </table:table-cell>
        </table:table-row>
        <table:table-row>
          <table:table-cell table:style-name="Signaturtabelle.A1" office:value-type="string">
            <text:p text:style-name="P13"/>
          </table:table-cell>
          <table:table-cell table:style-name="Signaturtabelle.A1" office:value-type="string">
            <text:p text:style-name="P13"/>
          </table:table-cell>
        </table:table-row>
        <table:table-row>
          <table:table-cell table:style-name="Signaturtabelle.A1" office:value-type="string">
            <text:p text:style-name="P13"/>
          </table:table-cell>
          <table:table-cell table:style-name="Signaturtabelle.A1" office:value-type="string">
            <text:p text:style-name="P1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ele-GroteskNor" svg:font-family="Tele-GroteskNor" style:font-pitch="variable"/>
    <style:font-face style:name="TeleGrotesk Headline Ultra" svg:font-family="'TeleGrotesk Headline Ultr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tabelle" style:family="table">
      <style:table-properties style:width="18.71cm" table:align="right"/>
    </style:style>
    <style:style style:name="Footertabelle.A" style:family="table-column">
      <style:table-column-properties style:column-width="4.339cm"/>
    </style:style>
    <style:style style:name="Footertabelle.B" style:family="table-column">
      <style:table-column-properties style:column-width="14.37cm"/>
    </style:style>
    <style:style style:name="Footertabelle.1" style:family="table-row">
      <style:table-row-properties style:min-row-height="0.132cm"/>
    </style:style>
    <style:style style:name="Footertabelle.A1" style:family="table-cell">
      <style:table-cell-properties fo:padding-left="0.199cm" fo:padding-right="0cm" fo:padding-top="0cm" fo:padding-bottom="0cm" fo:border="none"/>
    </style:style>
    <style:style style:name="M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Tele-GroteskNor" fo:font-size="8pt" style:font-size-asian="8pt" style:font-size-complex="8pt"/>
    </style:style>
    <style:style style:name="M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Tele-GroteskNor" fo:font-size="8pt" fo:font-weight="bold" style:font-size-asian="8pt" style:font-weight-asian="bold" style:font-size-complex="8pt" style:font-weight-complex="bold"/>
    </style:style>
    <style:style style:name="MP3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Tele-GroteskNor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799cm" fo:margin-bottom="0.80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4.8cm" fo:margin-bottom="0.80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 style:next-style-name="Left_20_Page">
      <style:footer>
        <table:table table:name="Footertabelle" table:style-name="Footertabelle">
          <table:table-column table:style-name="Footertabelle.A"/>
          <table:table-column table:style-name="Footertabelle.B"/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2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3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3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3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3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3"/>
            </table:table-cell>
          </table:table-row>
        </table:table>
        <text:p text:style-name="Footer"><text:bookmark text:name="telekom"/></text:p>
      </style:footer>
    </style:master-page>
    <style:master-page style:name="Landscape" style:page-layout-name="Mpm2"/>
    <style:master-page style:name="Grosser_20_Umschlag" style:display-name="Grosser Umschlag" style:page-layout-name="Mpm3" style:next-style-name="Standard">
      <style:footer>
        <text:p text:style-name="Footer"/>
      </style:footer>
    </style:master-page>
    <style:master-page style:name="Envelope" style:page-layout-name="Mpm4"/>
    <style:master-page style:name="Left_20_Page" style:display-name="Left Page" style:page-layout-name="Mpm5" style:next-style-name="Right_20_Page">
      <style:header>
        <text:p text:style-name="Header">Telekom</text:p>
        <text:p text:style-name="Header"><text:date style:data-style-name="N30" text:date-value="2019-02-25T20:01:23.366562961">25.02.19</text:date></text:p>
        <text:p text:style-name="Header"><text:page-number text:select-page="current">0</text:page-number>/<text:page-count>1</text:page-count></text:p>
      </style:header>
    </style:master-page>
    <style:master-page style:name="Right_20_Page" style:display-name="Right Page" style:page-layout-name="M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ter Apel</meta:initial-creator>
    <meta:creation-date>2010-11-20T22:59:32.37</meta:creation-date>
    <dc:date>2019-02-25T20:01:21.375819424</dc:date>
    <meta:editing-duration>PT5H18M12S</meta:editing-duration>
    <meta:editing-cycles>82</meta:editing-cycles>
    <meta:generator>LibreOffice/6.0.7.3$Linux_X86_64 LibreOffice_project/00m0$Build-3</meta:generator>
    <meta:printed-by>Dieter Apel</meta:printed-by>
    <meta:print-date>2010-11-25T07:39:35.96</meta:print-date>
    <meta:document-statistic meta:table-count="7" meta:image-count="0" meta:object-count="0" meta:page-count="1" meta:paragraph-count="8" meta:word-count="9" meta:character-count="68" meta:non-whitespace-character-count="67"/>
  </office:meta>
</office:document-meta>
</file>